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7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1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6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47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82]+10" office:value-type="float" office:value="115" calcext:value-type="float">
            <text:p>115</text:p>
          </table:table-cell>
          <table:table-cell/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85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9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2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0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39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4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“Dreamliner”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71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7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8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00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0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23:51:51.8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6-03T23:52:29.455000000</dc:date>
    <meta:editing-duration>P33DT7H47M59S</meta:editing-duration>
    <meta:editing-cycles>856</meta:editing-cycles>
    <meta:generator>LibreOffice/5.2.6.2$Windows_x86 LibreOffice_project/a3100ed2409ebf1c212f5048fbe377c281438fdc</meta:generator>
    <dc:creator>James Petts</dc:creator>
    <meta:document-statistic meta:table-count="3" meta:cell-count="3113" meta:object-count="0"/>
  </office:meta>
</office:document-meta>
</file>